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2" style:family="paragraph" style:parent-style-name="Standard">
      <style:text-properties fo:color="#000000" fo:font-weight="bold" officeooo:rsid="0019dfb0" officeooo:paragraph-rsid="0018501c" style:font-weight-asian="bold" style:font-weight-complex="bold"/>
    </style:style>
    <style:style style:name="P3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4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5" style:family="paragraph" style:parent-style-name="Standard" style:list-style-name="L1">
      <style:text-properties fo:color="#996600" fo:font-weight="normal" officeooo:rsid="00211926" officeooo:paragraph-rsid="00211926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211926" officeooo:paragraph-rsid="00211926" style:font-weight-asian="normal" style:font-weight-complex="normal"/>
    </style:style>
    <style:style style:name="P7" style:family="paragraph" style:parent-style-name="Standard">
      <style:text-properties fo:color="#000000" fo:font-weight="bold" officeooo:rsid="00211926" officeooo:paragraph-rsid="00211926" style:font-weight-asian="bold" style:font-weight-complex="bold"/>
    </style:style>
    <style:style style:name="P8" style:family="paragraph" style:parent-style-name="Standard">
      <style:text-properties fo:color="#000000" fo:font-weight="bold" officeooo:rsid="001a75cf" officeooo:paragraph-rsid="001a75cf" style:font-weight-asian="bold" style:font-weight-complex="bold"/>
    </style:style>
    <style:style style:name="P9" style:family="paragraph" style:parent-style-name="Standard">
      <style:text-properties fo:color="#000000" fo:font-weight="bold" officeooo:rsid="0022ed05" officeooo:paragraph-rsid="0022ed05" style:font-weight-asian="bold" style:font-weight-complex="bold"/>
    </style:style>
    <style:style style:name="P10" style:family="paragraph" style:parent-style-name="Standard">
      <style:text-properties fo:color="#ff3333" fo:font-weight="bold" officeooo:rsid="0022ed05" officeooo:paragraph-rsid="0022ed05" style:font-weight-asian="bold" style:font-weight-complex="bold"/>
    </style:style>
    <style:style style:name="T1" style:family="text">
      <style:text-properties officeooo:rsid="00165ab3"/>
    </style:style>
    <style:style style:name="T2" style:family="text">
      <style:text-properties officeooo:rsid="001a75cf"/>
    </style:style>
    <style:style style:name="T3" style:family="text">
      <style:text-properties officeooo:rsid="0021192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ff3333" style:text-underline-style="none"/>
    </style:style>
    <style:style style:name="T13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<text:span text:style-name="T2">1</text:span>L<text:span text:style-name="T3">9</text:span> Notes</text:p>
      <text:p text:style-name="P3"/>
      <text:p text:style-name="P4">Objectives:</text:p>
      <text:list xml:id="list361710375219247254" text:style-name="L1">
        <text:list-item>
          <text:p text:style-name="P5">Relate the total pressure of a mixture of gases to the partial pressures of the component gases.</text:p>
        </text:list-item>
        <text:list-item>
          <text:p text:style-name="P5">Explain how the molar mass of a gas affects the rate at which the gas diffuses and effuses.</text:p>
        </text:list-item>
      </text:list>
      <text:p text:style-name="P4"/>
      <text:p text:style-name="P4">Key Concepts:</text:p>
      <text:list xml:id="list3574290893442544882" text:style-name="L2">
        <text:list-item>
          <text:p text:style-name="P6">How is the total pressure of a mixture of gases related to the partial pressures of the component gases?</text:p>
        </text:list-item>
        <text:list-item>
          <text:p text:style-name="P6">How does the molar mass affect the rate at which the gas effuses or diffuses?</text:p>
        </text:list-item>
      </text:list>
      <text:p text:style-name="P4"/>
      <text:p text:style-name="P1">Vocabulary / <text:span text:style-name="T1">Important</text:span>:</text:p>
      <text:p text:style-name="P2"/>
      <text:p text:style-name="P7">Partial Pressure</text:p>
      <text:p text:style-name="P7"/>
      <text:p text:style-name="P7"><text:tab/><text:span text:style-name="T4">The contribution each gas in a mixture makes to the total pressure is called the </text:span><text:span text:style-name="T5">partial pressure</text:span><text:span text:style-name="T7">.</text:span></text:p>
      <text:p text:style-name="P7"><text:span text:style-name="T7"/></text:p>
      <text:p text:style-name="P7"><text:span text:style-name="T7"><text:tab/></text:span><text:span text:style-name="T12">In a mixture of gases, the total pressure is the sum of the partial pressures of the gases.</text:span></text:p>
      <text:p text:style-name="P7"><text:span text:style-name="T6"/></text:p>
      <text:p text:style-name="P7"><text:span text:style-name="T6"><text:tab/></text:span><text:span text:style-name="T8">P</text:span><text:span text:style-name="T9">total</text:span><text:span text:style-name="T10"> = P</text:span><text:span text:style-name="T9">1 </text:span><text:span text:style-name="T10">+ P</text:span><text:span text:style-name="T9">2</text:span><text:span text:style-name="T10"> + P</text:span><text:span text:style-name="T9">3</text:span><text:span text:style-name="T10"> + ...</text:span></text:p>
      <text:p text:style-name="P7"/>
      <text:p text:style-name="P7">..</text:p>
      <text:p text:style-name="P8"/>
      <text:p text:style-name="P8"/>
      <text:p text:style-name="P7">Dalton's law of partial pressures</text:p>
      <text:p text:style-name="P7"/>
      <text:p text:style-name="P7"><text:tab/><text:span text:style-name="T5">Dalton's law of partial pressures</text:span><text:span text:style-name="T7"> states that, at constant volume and temperature, the total <text:tab/>pressure exerted by a mixture of gases is equal to the sum of the partial pressures of the <text:tab/><text:tab/>component gases.</text:span></text:p>
      <text:p text:style-name="P7"/>
      <text:p text:style-name="P7">..</text:p>
      <text:p text:style-name="P8"/>
      <text:p text:style-name="P8"/>
      <text:p text:style-name="P9">Diffusion</text:p>
      <text:p text:style-name="P9"/>
      <text:p text:style-name="P9"><text:tab/><text:span text:style-name="T5">Diffusion</text:span><text:span text:style-name="T7"> is the tendency of molecules to move toward areas of lower concentration until the <text:tab/>concentration is uniform throughout.</text:span></text:p>
      <text:p text:style-name="P9"/>
      <text:p text:style-name="P9">..</text:p>
      <text:p text:style-name="P9"/>
      <text:p text:style-name="P9"/>
      <text:p text:style-name="P9">Effusion</text:p>
      <text:p text:style-name="P9"/>
      <text:p text:style-name="P9"><text:tab/><text:span text:style-name="T4">During </text:span><text:span text:style-name="T5">effusion</text:span><text:span text:style-name="T7">, a gas escapes through a tiny hole in its container.</text:span></text:p>
      <text:p text:style-name="P9"/>
      <text:p text:style-name="P9">..</text:p>
      <text:p text:style-name="P8"/>
      <text:p text:style-name="P10">Gases of lower molar mass diffuse and effuse faster than gases of higher molar mass.</text:p>
      <text:p text:style-name="P9"><text:soft-page-break/>Graham's law of effusion</text:p>
      <text:p text:style-name="P9"/>
      <text:p text:style-name="P9"><text:tab/><text:span text:style-name="T5">Graham's law of effusion</text:span><text:span text:style-name="T7"> states that the rate of effusion of a gas is inversely proportional to the <text:tab/>square root of the gas's molar mass.</text:span></text:p>
      <text:p text:style-name="P9"><text:span text:style-name="T7"/></text:p>
      <text:p text:style-name="P9"><text:span text:style-name="T7"><text:tab/>KE = 1/2</text:span><text:span text:style-name="T8">mv</text:span><text:span text:style-name="T13">2</text:span><text:span text:style-name="T11">, where KE = kinetic energy, m = mass, v = velocity.</text:span></text:p>
      <text:p text:style-name="P9"><text:span text:style-name="T11"/></text:p>
      <text:p text:style-name="P9"><text:span text:style-name="T11"><text:tab/>For example, a ball with a mass of 2g must travel at 5 m/s to have the same kinetic energy as a <text:tab/>ball with a mass of 1g traveling at 7 m/s.</text:span></text:p>
      <text:p text:style-name="P9"/>
      <text:p text:style-name="P9">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2-09T15:08:54.419701072</dc:date>
    <meta:editing-duration>PT20H20M59S</meta:editing-duration>
    <meta:editing-cycles>9</meta:editing-cycles>
    <meta:generator>LibreOffice/4.4.7.2$Linux_X86_64 LibreOffice_project/40$Build-2</meta:generator>
    <meta:document-statistic meta:table-count="0" meta:image-count="0" meta:object-count="0" meta:page-count="2" meta:paragraph-count="28" meta:word-count="294" meta:character-count="1578" meta:non-whitespace-character-count="1301"/>
  </office:meta>
</office:document-meta>
</file>